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line-height="0.2131in"/>
      <style:text-properties style:font-name="Calibri" style:font-name-asian="Times New Roman" style:font-name-complex="Calibri"/>
    </style:style>
    <style:style style:name="P3" style:parent-style-name="Normal" style:family="paragraph">
      <style:paragraph-properties fo:line-height="99%"/>
      <style:text-properties style:font-name="Calibri" style:font-name-asian="Arial" style:font-name-complex="Calibri"/>
    </style:style>
    <style:style style:name="P4" style:parent-style-name="Normal" style:family="paragraph">
      <style:paragraph-properties fo:line-height="0.0881in"/>
      <style:text-properties style:font-name="Calibri" style:font-name-asian="Times New Roman" style:font-name-complex="Calibri"/>
    </style:style>
    <style:style style:name="P5" style:parent-style-name="Normal" style:family="paragraph">
      <style:paragraph-properties fo:text-align="justify" fo:line-height="145%" fo:text-indent="0.0381in"/>
      <style:text-properties style:font-name="Calibri" style:font-name-asian="Arial" style:font-name-complex="Calibri"/>
    </style:style>
    <style:style style:name="P6" style:parent-style-name="Normal" style:family="paragraph">
      <style:paragraph-properties fo:line-height="0.0138in"/>
      <style:text-properties style:font-name="Calibri" style:font-name-asian="Times New Roman" style:font-name-complex="Calibri"/>
    </style:style>
    <style:style style:name="P7" style:parent-style-name="Normal" style:family="paragraph">
      <style:paragraph-properties fo:text-align="justify" fo:line-height="147%" fo:text-indent="0.0381in"/>
      <style:text-properties style:font-name="Calibri" style:font-name-asian="Arial" style:font-name-complex="Calibri"/>
    </style:style>
    <style:style style:name="P8" style:parent-style-name="Normal" style:family="paragraph">
      <style:paragraph-properties fo:line-height="0.0111in"/>
      <style:text-properties style:font-name="Calibri" style:font-name-asian="Times New Roman" style:font-name-complex="Calibri"/>
    </style:style>
    <style:style style:name="P9" style:parent-style-name="Normal" style:family="paragraph">
      <style:paragraph-properties fo:text-align="justify" fo:line-height="144%"/>
      <style:text-properties style:font-name="Calibri" style:font-name-asian="Arial" style:font-name-complex="Calibri"/>
    </style:style>
    <style:style style:name="P10" style:parent-style-name="Normal" style:family="paragraph">
      <style:paragraph-properties fo:line-height="0.1388in"/>
      <style:text-properties style:font-name="Calibri" style:font-name-asian="Times New Roman" style:font-name-complex="Calibri"/>
    </style:style>
    <style:style style:name="P11" style:parent-style-name="Normal" style:family="paragraph">
      <style:paragraph-properties fo:line-height="0.1388in"/>
      <style:text-properties style:font-name="Calibri" style:font-name-asian="Times New Roman" style:font-name-complex="Calibri"/>
    </style:style>
    <style:style style:name="P12" style:parent-style-name="Normal" style:family="paragraph">
      <style:paragraph-properties fo:line-height="0.1388in"/>
      <style:text-properties style:font-name="Calibri" style:font-name-asian="Times New Roman" style:font-name-complex="Calibri"/>
    </style:style>
    <style:style style:name="P13" style:parent-style-name="Normal" style:family="paragraph">
      <style:paragraph-properties fo:line-height="0.1388in"/>
      <style:text-properties style:font-name="Calibri" style:font-name-asian="Times New Roman" style:font-name-complex="Calibri"/>
    </style:style>
    <style:style style:name="P14" style:parent-style-name="Normal" style:family="paragraph">
      <style:paragraph-properties fo:line-height="0.1388in"/>
      <style:text-properties style:font-name="Calibri" style:font-name-asian="Times New Roman" style:font-name-complex="Calibri"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ENUNCIADO DO PROJETO(EMPRESA XPTO…)</text:p>
      <text:p text:style-name="Normal">Devido a certos contratos que efetuou, não poderá fechar a empresa sem efetuar certas viagens que tinha disponibilizado anteriormente(mesmo que não<text:s/>tenha vendido nenhum bilhete para essa viagens)…Por isso mesmo,para diminuir o prejuízo,decidiram fazer as viagens de comboio a baixo custo,método este semelhante aos das companhia aéreas.</text:p>
      <text:p text:style-name="Normal">Portanto,pediram a Empresa BRD que criasse uma base de dados.Haveria era umas certas condições:</text:p>
      <text:p text:style-name="Normal">1-Visto tratar-se de uma companhia a baixo custo, cada cliente so faz 1 reserva de bilhete de comnboio. Logo se quiseres mais que um bilhete tem que se registar outra vez e comprar e assim sucessaivemente.</text:p>
      <text:p text:style-name="Normal">-Há 20 viagens que vao ser escolhidas pelos clientes</text:p>
      <text:p text:style-name="Normal">-Há 7 comboio com capacidade de 25 sendo que os 9 primeiros lugares são <text:s/>da primeira classe e outros <text:s/>16 <text:s/>são da Economica</text:p>
      <text:p text:style-name="Normal">- Só há 3 comboios capacitados para fazer as viagens internacionais e o restantes evidentemente <text:s/>Nacionais</text:p>
      <text:p text:style-name="Normal">-Os clientes para se registar precisar de dar certas merda:nif,nome,senha,email,telemóvel,género.</text:p>
      <text:p text:style-name="Normal"/>
      <text:p text:style-name="Normal"/>
      <text:p text:style-name="Normal">Para este projeto,não quisemos complicar o que nos era pedido. No inicio estávamos a pensar em inúmeras coisas que só iriam dificultar o projeto,dificuldade esta acrescida que não iria resultar em aprofundamento da matéria lecionada…</text:p>
      <text:p text:style-name="Normal">Logo, depois de refletir como já falei antes, decidimos usar o mínimo de entidades possíveis:E chegamos a estas 4,Comboio,Viagem,reserva,cliente..</text:p>
      <text:p text:style-name="Normal">Cliente:</text:p>
      <text:p text:style-name="Normal">Cliente é fácil<text:s/>de perceber porque…o cliente é que vai usufruir dos nossos serviços,logo evidentemente que ele tem que ser estar mencionado independentemente dos outros com as suas próprias “caraterísticas”,os chamados atributos.</text:p>
      <text:p text:style-name="Normal">Para cliente, usamos como atributos o nome<text:s/>evidentemente, NIF, telemóvel, género, email, senha…Atributos estes que caraterizam cada cliente.</text:p>
      <text:p text:style-name="Normal">Além disso, e <text:s/>mais por gosto pessoal, visto que podíamos escolher nif visto ser única, isto é, cada cliente tem um nif diferente ,o que dificultaria um bocado do trabalho(visto ser um int maior),quisemos acrescentar uma variável nova, a id_Cliente que vai se tornar a nossa chave primaria. Chave esta que vai identificar cada cliente, mesmo que o nome seja igual bem como o resto dos atributos. Logo id_Cliente vai ser a nossa chave primaria…</text:p>
      <text:p text:style-name="Normal">Comboio:</text:p>
      <text:p text:style-name="Normal">Visto que há viagens internacionais próprias de cada comboio, sendo que cada comboio tem 2 classes(económica,1ºclasse),criamos esses atributos todos: tipo_comboio,<text:s/><text:soft-page-break/>lotação_primeira_classe, lotação_economica ,capacidade,alem disso criamos um atributo multivalorado lugar.Evidentemente que criamos uma chave primaria chamada id_comboio.</text:p>
      <text:p text:style-name="Normal">Viagem:</text:p>
      <text:p text:style-name="Normal">Como podemos ver através do site,há varias viagens com destinos e partidas diferentes a que o cliente terá que escolher evidentemente 1…Em viagens criamos como atributos:Preço_Primeira_Classe, Partida, Hora Chegada, Preço_Economica, Hora Partida,Destino,Lotação_Primeira_Classe,Lotação_Classe_Economica…Evidentemente que criamos a chave primaria logo id_viagem que vai caracterizar cada viagem..</text:p>
      <text:p text:style-name="Normal"/>
      <text:p text:style-name="Normal">Reserva:</text:p>
      <text:p text:style-name="Normal">Deixamos para último o mais importante. A reserva que pode ser bilhete…Vao nos dar os dados importantes para a concretização da viagem como o custo,data_reserva,classe,nºlugar…tudo isto é fruto das outras entidades,logo evidentemente<text:s/>que haverá aqui alguns relacionamentos. Criamos evidentemente um chave primaria para diferencas todas as reservas efetuadas chamado id_Reserva.</text:p>
      <text:p text:style-name="Normal"/>
      <text:p text:style-name="Normal">Modelo Logico:</text:p>
      <text:p text:style-name="Normal">Numa breve explicação rápida,abrimos o mysql,Workbench e fizemos de acordo com o modelo conceptual. Admitimos que houve dificuldades no inicio,mas depois foi sempre igual..</text:p>
      <text:p text:style-name="Normal">Para passar para o modelo físico,ver o código,fizemos dataforwarding(não achamos necessário mostrar o código)</text:p>
      <text:p text:style-name="Normal">Relacionamentos:</text:p>
      <text:p text:style-name="Normal">Aqui vimos que o relacionamento de cliente-reserva é 1:n através do tracinhos, e para haver relacionamento é preciso chave primaria e chave estrangeira,logo esta aqui(mostrar)</text:p>
      <text:p text:style-name="Normal">Com reserva -viagem a mesma coisa(mostrar as chaves estrangeira e primarias)</text:p>
      <text:p text:style-name="Normal">Reparar que reserva tem uma chave primaria, logo vai ser diferente consoante evidentemente do cliente e viagem.</text:p>
      <text:p text:style-name="Normal">Entre viagem e comboio há relação de 1:n sendo que que 1 viagem faz se num comboio e 1 comboio pode fazer varias viagens.</text:p>
      <text:p text:style-name="Normal">Há também comboio,lugar por causa da classe,logo há chave primaria e estrangeira(dizer quais são).dizer que isto não se<text:s/>trata de uma entidade mas sim atributo muitivalorado(fizemos uma tabela admitir a 1ºforma normal que vamos falar mais a frente)</text:p>
      <text:p text:style-name="Normal">Formas Normais</text:p>
      <text:p text:style-name="Normal">Na 1 forma normal temos que verificar se todos os atributos de cada tabela são atómicos,sito é,so tem 1 valor…Sim,podemos confirmar isso visto que o atributo lugar(atributo multivalorado) esta numa tabela a parte,logo todas as tabelas tem atributos atómicos.</text:p>
      <text:p text:style-name="Normal"/>
      <text:soft-page-break/>
      <text:p text:style-name="Normal">2ºforma normal-Nesta 2ºforma normal temos que verificar se todos os atributos que não são chaves candidatas estão dependentes de qualquer chave candidata,isto é,mao e possível ter dependência<text:s/>parciais.</text:p>
      <text:p text:style-name="Normal">Visto que as tabelas com uma chave primaria já respeitam a 2ºforma normal,<text:s/>basta verificar se há alguma tabela com chaves primarias composta e vimos que não.</text:p>
      <text:p text:style-name="Normal">3ºforma normal-Temos de verificar se há varias formas/caminhos de chegar a chaves não candidatas. Atraves<text:s/>do modelo logico vimos que há um caminho para tudo.o nosso modelo logico parece ser em linha reta o que faz com que não haja varias formas de ver as chaves não candidatas</text:p>
      <text:p text:style-name="Normal">Logo,podemos concluir que esta normalizado tudo.</text:p>
      <text:p text:style-name="Normal"/>
      <text:p text:style-name="P2">As restrições de integridade servem para manter a consistência dos dados, para impedir que a BD fique incompleta, incorreta ou inconsistente.Há 4 tipos de restrincoes:de domínio,de dados,referencial e entidade.</text:p>
      <text:p text:style-name="P3">Concluímos deste modo que:</text:p>
      <text:p text:style-name="P4"/>
      <text:p text:style-name="P5">1 – As restrições de integridade da entidade cumprem-se, visto que nenhuma das chaves primárias do modelo permitem valores nulos;</text:p>
      <text:p text:style-name="P6"/>
      <text:p text:style-name="P7">2 – As restrições de integridade referencial são cumpridas, pois não são permitidas chaves estrangeiras numa tabela sem que a respetiva chave primária exista noutra tabela, e estas mesmas também não poderão ser nulas;</text:p>
      <text:p text:style-name="P8"/>
      <text:p text:style-name="P9">3 – As restrições de integridade de domínio são cumpridas, pois de acordo com os domínios e tipos definidos nos requisitos, estes foram restringidos diretamente no modelo Lógico;</text:p>
      <text:p text:style-name="P10">Aqui nas queris,achamos bem mostar so as views visto que obtem os resultados logo enquanto que nas pricedure e transações e preciso dar valores e o professor pode ver isso dando os valores que queira.</text:p>
      <text:p text:style-name="P11">Aqui nesta,há 2 select.isto é eçle vai percorrar a a tabela toda e caso seja 1ºclasse vai meter,acabado a tabela volta ao inicio e mete noutra coluna a de económica.</text:p>
      <text:p text:style-name="P12"/>
      <text:p text:style-name="P13">Na 2,visto que no modelo logico metemos data como datetime,queremos partir para a consulta,logo usamos este date(r.dats_reserva).isso vai contra agrupoando em data.</text:p>
      <text:p text:style-name="P14"/>
      <text:p text:style-name="Normal"><text:s/></text:p>
      <text:p text:style-name="Normal"/>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ieira</meta:initial-creator>
    <dc:creator>Daniel Vieira</dc:creator>
    <meta:creation-date>2017-01-19T00:32:00Z</meta:creation-date>
    <dc:date>2017-01-25T12:26:00Z</dc:date>
    <meta:template xlink:href="Normal" xlink:type="simple"/>
    <meta:editing-cycles>6</meta:editing-cycles>
    <meta:editing-duration>PT15240S</meta:editing-duration>
    <meta:document-statistic meta:page-count="3" meta:paragraph-count="13" meta:word-count="1049" meta:character-count="6705" meta:row-count="47" meta:non-whitespace-character-count="5669"/>
  </office:meta>
</office:document-meta>
</file>